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ＭＳ 明朝'" style:font-family-generic="modern"/>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75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writing-mode="lr-tb"/>
    </style:style>
    <style:style style:name="Table1.3" style:family="table-row">
      <style:table-row-properties style:min-row-height="0.2222in" fo:keep-together="auto"/>
    </style:style>
    <style:style style:name="P1" style:family="paragraph" style:parent-style-name="Affiliation">
      <style:text-properties style:font-name-asian="MS Mincho"/>
    </style:style>
    <style:style style:name="P2" style:family="paragraph" style:parent-style-name="Heading_20_5">
      <style:text-properties style:font-name-asian="MS Mincho"/>
    </style:style>
    <style:style style:name="P3" style:family="paragraph" style:parent-style-name="Standard">
      <style:text-properties style:font-name-asian="MS Mincho"/>
    </style:style>
    <style:style style:name="P4" style:family="paragraph" style:parent-style-name="Standard">
      <style:paragraph-properties fo:text-align="justify" style:justify-single-word="false"/>
      <style:text-properties style:font-name-asian="MS Mincho"/>
    </style:style>
    <style:style style:name="P5" style:family="paragraph" style:parent-style-name="Standard">
      <style:paragraph-properties style:snap-to-layout-grid="false"/>
      <style:text-properties fo:font-size="8pt" style:font-size-asian="8pt" style:font-size-complex="8pt"/>
    </style:style>
    <style:style style:name="P6" style:family="paragraph" style:parent-style-name="Standard">
      <style:paragraph-properties fo:text-align="justify" style:justify-single-word="false"/>
    </style:style>
    <style:style style:name="P7" style:family="paragraph" style:parent-style-name="Standard">
      <style:paragraph-properties fo:text-align="end" style:justify-single-word="false"/>
    </style:style>
    <style:style style:name="P8" style:family="paragraph" style:parent-style-name="sponsors">
      <style:paragraph-properties fo:margin-right="0in" fo:text-indent="0.2008in" style:auto-text-indent="false"/>
    </style:style>
    <style:style style:name="P9" style:family="paragraph" style:parent-style-name="Author">
      <style:text-properties style:font-name-asian="MS Mincho"/>
    </style:style>
    <style:style style:name="P10" style:family="paragraph" style:parent-style-name="Heading_20_1">
      <style:text-properties officeooo:rsid="0003e6da" officeooo:paragraph-rsid="0003e6da"/>
    </style:style>
    <style:style style:name="P11" style:family="paragraph" style:parent-style-name="Heading_20_2">
      <style:text-properties officeooo:rsid="00049ada" officeooo:paragraph-rsid="00049ada"/>
    </style:style>
    <style:style style:name="P12" style:family="paragraph" style:parent-style-name="Heading_20_4">
      <style:text-properties fo:font-style="normal" style:font-style-asian="normal"/>
    </style:style>
    <style:style style:name="P13" style:family="paragraph" style:parent-style-name="Text_20_body">
      <style:text-properties officeooo:paragraph-rsid="00049ada"/>
    </style:style>
    <style:style style:name="P14" style:family="paragraph" style:parent-style-name="bullet_20_list" style:list-style-name="WW8Num3"/>
    <style:style style:name="P15" style:family="paragraph" style:parent-style-name="figure_20_caption" style:list-style-name="WW8Num7"/>
    <style:style style:name="P16" style:family="paragraph" style:parent-style-name="key_20_words">
      <style:text-properties style:font-name-asian="MS Mincho"/>
    </style:style>
    <style:style style:name="P17" style:family="paragraph" style:parent-style-name="paper_20_title">
      <style:text-properties officeooo:rsid="0003e6da" officeooo:paragraph-rsid="0003e6da"/>
    </style:style>
    <style:style style:name="P18" style:family="paragraph" style:parent-style-name="references" style:list-style-name="WW8Num6"/>
    <style:style style:name="P19" style:family="paragraph" style:parent-style-name="references" style:list-style-name="">
      <style:paragraph-properties fo:margin-left="0in" fo:text-indent="0in" style:auto-text-indent="false"/>
      <style:text-properties fo:font-size="10pt" style:font-name-asian="MS Mincho" style:font-size-asian="10pt" style:font-size-complex="10pt"/>
    </style:style>
    <style:style style:name="P20" style:family="paragraph" style:parent-style-name="references" style:list-style-name="">
      <style:paragraph-properties fo:margin-left="0in" fo:text-align="center" style:justify-single-word="false" fo:text-indent="0in" style:auto-text-indent="false"/>
      <style:text-properties fo:font-size="10pt" style:font-size-asian="10pt" style:font-size-complex="10pt"/>
    </style:style>
    <style:style style:name="P21" style:family="paragraph" style:parent-style-name="references" style:list-style-name="">
      <style:paragraph-properties fo:margin-left="0.25in" fo:margin-right="0in" fo:text-indent="-0.25in" style:auto-text-indent="false"/>
      <style:text-properties style:font-name-asian="MS Mincho"/>
    </style:style>
    <style:style style:name="P22" style:family="paragraph" style:parent-style-name="table_20_footnote" style:list-style-name="WW8Num9"/>
    <style:style style:name="P23" style:family="paragraph" style:parent-style-name="table_20_footnote" style:list-style-name="WW8Num9">
      <style:text-properties fo:font-style="italic" style:font-style-asian="italic" style:font-style-complex="italic"/>
    </style:style>
    <style:style style:name="P24" style:family="paragraph" style:parent-style-name="table_20_head" style:list-style-name="WW8Num8">
      <style:text-properties fo:letter-spacing="-0.0008in" fo:language="en" fo:country="US" style:font-name-asian="MS Mincho" style:language-asian="en" style:country-asian="US"/>
    </style:style>
    <style:style style:name="T1" style:family="text">
      <style:text-properties style:font-name-asian="MS Mincho"/>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name-asian="MS Mincho" style:font-style-asian="italic"/>
    </style:style>
    <style:style style:name="T5" style:family="text">
      <style:text-properties fo:font-style="italic" style:font-name-asian="MS Mincho" style:font-style-asian="italic" style:font-style-complex="italic"/>
    </style:style>
    <style:style style:name="T6" style:family="text">
      <style:text-properties fo:font-style="italic" fo:font-weight="normal" style:font-name-asian="MS Mincho" style:font-style-asian="italic" style:font-weight-asian="normal"/>
    </style:style>
    <style:style style:name="T7" style:family="text">
      <style:text-properties style:font-style-complex="italic"/>
    </style:style>
    <style:style style:name="T8" style:family="text">
      <style:text-properties fo:color="#ff0000" loext:opacity="100%" fo:font-style="italic" style:font-style-asian="italic"/>
    </style:style>
    <style:style style:name="T9" style:family="text">
      <style:text-properties fo:color="#ff0000" loext:opacity="100%" style:font-name-asian="MS Mincho"/>
    </style:style>
    <style:style style:name="T10" style:family="text">
      <style:text-properties style:font-name-asian="Times New Roman"/>
    </style:style>
    <style:style style:name="T11" style:family="text">
      <style:text-properties officeooo:rsid="0003e6da" style:font-name-asian="Times New Roman"/>
    </style:style>
    <style:style style:name="T12" style:family="text">
      <style:text-properties style:font-name="Times New Roman" fo:font-style="italic" style:font-style-asian="italic" style:font-name-complex="Times New Roman"/>
    </style:style>
    <style:style style:name="T13" style:family="text">
      <style:text-properties style:font-name="Symbol" fo:font-style="italic" style:font-style-asian="italic" style:font-name-complex="Symbol" style:font-style-complex="italic"/>
    </style:style>
    <style:style style:name="T14" style:family="text">
      <style:text-properties style:text-position="sub 58%"/>
    </style:style>
    <style:style style:name="T15" style:family="text">
      <style:text-properties fo:font-style="normal" style:font-style-asian="normal"/>
    </style:style>
    <style:style style:name="T16" style:family="text">
      <style:text-properties fo:font-size="4pt" style:font-size-asian="4pt" style:font-size-complex="4pt"/>
    </style:style>
    <style:style style:name="T17" style:family="text">
      <style:text-properties style:text-position="super 58%"/>
    </style:style>
    <style:style style:name="T18" style:family="text">
      <style:text-properties fo:font-variant="normal" fo:text-transform="none" fo:font-style="italic" style:font-name-asian="MS Mincho" style:font-style-asian="italic" style:font-style-complex="italic"/>
    </style:style>
    <style:style style:name="T19" style:family="text">
      <style:text-properties officeooo:rsid="0003e6da"/>
    </style:style>
    <style:style style:name="fr1" style:family="graphic" style:parent-style-name="Frame">
      <style:graphic-properties fo:margin-left="0.1256in" fo:margin-right="0.1256in" fo:margin-top="0in" fo:margin-bottom="0in" style:run-through="background" style:wrap="parallel" style:number-wrapped-paragraphs="no-limit" style:vertical-pos="from-top" style:vertical-rel="paragraph" style:horizontal-pos="from-left" style:horizontal-rel="paragraph" fo:background-color="#ffffff" draw:fill="solid" draw:fill-color="#ffffff" fo:padding-left="0.1in" fo:padding-right="0.1in" fo:padding-top="0.05in" fo:padding-bottom="0.05in" fo:border="0.74pt solid #000000"/>
    </style:style>
    <style:style style:name="fr2" style:family="graphic" style:parent-style-name="Frame">
      <style:graphic-properties fo:margin-left="0in" fo:margin-right="0in" fo:margin-top="0in" fo:margin-bottom="0in" style:wrap="parallel" style:number-wrapped-paragraphs="no-limit" style:vertical-pos="from-top" style:vertical-rel="page"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Penerapan Binary Search dalam Mengidentifikasi Waktu Kepergian Objek dalam Rekaman Visual </text:span></text:p>
      <text:p text:style-name="paper_20_subtitle"><text:span text:style-name="T1"/></text:p>
      <text:p text:style-name="P3"/>
      <text:section text:style-name="Sect1" text:name="Section1">
        <text:p text:style-name="P9"><text:span text:style-name="T19">M. Hanief Fatkhan Nashrullah</text:span> - <text:span text:style-name="T19">13522100</text:span></text:p>
        <text:p text:style-name="P1">Program Studi Teknik Informatika<text:span text:style-name="T1"/></text:p>
        <text:p text:style-name="P1">Sekolah Teknik Elektro dan Informatika<text:span text:style-name="T1"/></text:p>
        <text:p text:style-name="P1">Institut Teknologi Bandung, Jalan Ganesha 10 Bandung<text:span text:style-name="T1"/></text:p>
        <text:p text:style-name="P1"><text:span text:style-name="T19">13522100@std.stei.itb.ac.id</text:span></text:p>
        <text:p text:style-name="P1"/>
        <text:p text:style-name="P3"/>
      </text:section>
      <text:section text:style-name="Sect2" text:name="Section2">
        <text:p text:style-name="Abstract"><text:span text:style-name="T5">Abstract</text:span><text:span text:style-name="T1">—</text:span>This electronic document is a “live” template and already defines the components of your paper [title, text, heads, etc.] in its style sheet. <text:s/><text:span text:style-name="T8">*CRITICAL: <text:s/>Do Not Use Symbols, Special Characters, or Math in Paper Title or Abstract</text:span><text:span text:style-name="T9">. </text:span><text:span text:style-name="T1">(</text:span><text:span text:style-name="T6">Abstract</text:span><text:span text:style-name="T1">)</text:span></text:p>
        <text:p text:style-name="P16">Keywords—component; formatting; style; styling; insert (key words)</text:p>
        <text:h text:style-name="Heading_20_1" text:outline-level="1"><text:span text:style-name="T10"><text:s/></text:span><text:span text:style-name="T11">Pendahuluan</text:span></text:h>
        <text:p text:style-name="Text_20_body">This template, modified in MS Word 2007 and saved as <text:s/>a “Word 97-2003 Document”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h text:style-name="P10" text:outline-level="1">Landasan Teori</text:h>
        <text:h text:style-name="P11" text:outline-level="2">Algoritma Decrease and Conquer</text:h>
        <text:p text:style-name="P13">First, confirm that you have the correct template for your paper size. This template has been tailored for output on the A4 paper size. If you are using US letter-sized paper, please close this file and download the file “MSW_USltr_format”.</text:p>
        <text:h text:style-name="P11" text:outline-level="2">Algoritma Binary Search</text:h>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P11" text:outline-level="2">Rekaman Visual</text:h>
        <text:p text:style-name="P13">First, confirm that you have the correct template for your paper size. This template has been tailored for output on the A4 paper size. If you are using US letter-sized paper, please close this file and download the file “MSW_Usltr_format”.</text:p>
        <text:h text:style-name="P11" text:outline-level="2">Kepergian Objek</text:h>
        <text:p text:style-name="P13">First, confirm that you have the correct template for your paper size. This template has been tailored for output on the A4 paper size. If you are using US letter-sized paper, please close this file and download the file “MSW_USltr_format”.</text:p>
        <text:h text:style-name="P10" text:outline-level="1">Implementasi dan Pembahasan</text:h>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3082984441" text:style-name="WW8Num3">
          <text:list-item>
            <text:p text:style-name="P14">Use either SI (MKS) or CGS as primary units. (SI units are encouraged.) English units may be used as <text:soft-page-break/>secondary units (in parentheses). An exception would be the use of English units as identifiers in trade, such as “3.5-inch disk drive.”</text:p>
          </text:list-item>
          <text:list-item>
            <text:p text:style-name="P14">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14">Do not mix complete spellings and abbreviations of units: “Wb/m2” or “webers per square meter,” not “webers/m2.” Spell units when they appear in text: “...a few henries,” not “...a few H.”</text:p>
          </text:list-item>
          <text:list-item>
            <text:p text:style-name="P14"><draw:frame draw:style-name="fr2" draw:name="Frame1" text:anchor-type="paragraph" svg:x="0.5217in" svg:y="9.9382in" draw:z-index="1"><draw:text-box fo:min-height="0.0228in" fo:min-width="0.0161in"><text:p text:style-name="P8">Identify applicable sponsor/s here. <text:span text:style-name="T7">If no sponsors, delete this text box (</text:span><text:span text:style-name="T3">sponsors</text:span><text:span text:style-name="T5">).</text:span></text:p></draw:text-box></draw:frame>Use a zero before decimal points: “0.25,” not “.25.” Use “cm3,” not “cc.” (<text:span text:style-name="T3">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equation"><text:span text:style-name="T1"><text:tab/></text:span><text:span text:style-name="T12">a</text:span><text:span text:style-name="T12">b</text:span><text:tab/><text:tab/><text:tab/><text:tab/><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text:p>
        <text:h text:style-name="Heading_20_2" text:outline-level="2">Some Common Mistakes</text:h>
        <text:list text:continue-numbering="true" text:style-name="WW8Num3">
          <text:list-item>
            <text:p text:style-name="P14">The word “data” is plural, not singular.</text:p>
          </text:list-item>
          <text:list-item>
            <text:p text:style-name="P14">The subscript for the permeability of vacuum <text:span text:style-name="T13"></text:span><text:span text:style-name="T14">0</text:span>, and other common scientific constants, is zero with subscript formatting, not a lowercase letter “o.”</text:p>
          </text:list-item>
          <text:list-item>
            <text:p text:style-name="P14">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14">A graph within a graph is an “inset,” not an “insert.” The word alternatively is preferred to the word “alternately” (unless you really mean something that alternates).</text:p>
          </text:list-item>
          <text:list-item>
            <text:p text:style-name="P14">Do not use the word “essentially” to mean “approximately” or “effectively.”</text:p>
          </text:list-item>
          <text:list-item>
            <text:p text:style-name="P14">In your paper title, if the words “that uses” can accurately replace the word using, capitalize the “u”; if not, keep using lower-cased.</text:p>
          </text:list-item>
          <text:list-item>
            <text:p text:style-name="P14">Be aware of the different meanings of the homophones “affect” and “effect,” “complement” and “compliment,” “discreet” and “discrete,” “principal” and “principle.”</text:p>
          </text:list-item>
          <text:list-item>
            <text:p text:style-name="P14">Do not confuse “imply” and “infer.”</text:p>
          </text:list-item>
          <text:list-item>
            <text:p text:style-name="P14">The prefix “non” is not a word; it should be joined to the word it modifies, usually without a hyphen.</text:p>
          </text:list-item>
          <text:list-item>
            <text:p text:style-name="P14">There is no period after the “et” in the Latin abbreviation “et al.”</text:p>
          </text:list-item>
          <text:list-item>
            <text:p text:style-name="P14">The abbreviation “i.e.” means “that is,” and the abbreviation “e.g.” means “for example.”</text:p>
          </text:list-item>
        </text:list>
        <text:p text:style-name="Text_20_body">An excellent style manual for science writers is [7].</text:p>
        <text:h text:style-name="P10" text:outline-level="1">Hasil Eksperimen</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h text:style-name="Heading_20_3" text:outline-level="3">For author/s of only one affiliation (Heading 3):<text:span text:style-name="T15"> To change the default, adjust the template as follows.</text:span></text:h>
        <text:h text:style-name="Heading_20_4" text:outline-level="4">Selection (Heading 4):<text:span text:style-name="T15"> Highlight all author and affiliation lines.</text:span></text:h>
        <text:h text:style-name="Heading_20_4" text:outline-level="4">Change number of columns: <text:span text:style-name="T15">Select the Columns icon from the MS Word Standard toolbar and then select “1 Column” from the selection palette.</text:span></text:h>
        <text:h text:style-name="Heading_20_4" text:outline-level="4">Deletion: <text:span text:style-name="T15">Delete the author and affiliation lines for the second affiliation.</text:span></text:h>
        <text:h text:style-name="Heading_20_3" text:outline-level="3"><text:soft-page-break/>For author/s of more than two affiliations: <text:span text:style-name="T15">To change the default, adjust the template as follows.</text:span></text:h>
        <text:h text:style-name="Heading_20_4" text:outline-level="4">Selection: <text:span text:style-name="T15">Highlight all author and affiliation lines.</text:span></text:h>
        <text:h text:style-name="Heading_20_4" text:outline-level="4">Change number of columns: <text:span text:style-name="T15">Select the “Columns” icon from the MS Word Standard toolbar and then select “1 Column” from the selection palette.</text:span></text:h>
        <text:h text:style-name="P12" text:outline-level="4" loext:marker-style-name="T15">Highlight author and affiliation lines of affiliation 1 and copy this selection.</text:h>
        <text:h text:style-name="Heading_20_4" text:outline-level="4">Formatting: <text:span text:style-name="T15">Insert one hard return immediately after the last character of the last affiliation line. Then paste down the copy of affiliation 1. Repeat as necessary for each additional affiliation.</text:span></text:h>
        <text:h text:style-name="Heading_20_4" text:outline-level="4">Reassign number of columns: <text:span text:style-name="T15">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3" text:outline-level="3">Positioning Figures and Tables: 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h>
        <text:list text:style-name="WW8Num8">
          <text:list-item>
            <text:p text:style-name="P24">Tabl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1"/>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span text:style-name="T16"/></text:p>
            </table:table-cell>
            <table:table-cell table:style-name="Table1.A1" office:value-type="string">
              <text:p text:style-name="table_20_copy">More table copy<text:span text:style-name="T17">a</text:span></text:p>
            </table:table-cell>
            <table:table-cell table:style-name="Table1.A1" office:value-type="string">
              <text:p text:style-name="P5"/>
            </table:table-cell>
            <table:table-cell table:style-name="Table1.A1" office:value-type="string">
              <text:p text:style-name="P5"/>
            </table:table-cell>
          </table:table-row>
        </table:table>
        <text:list text:style-name="WW8Num9">
          <text:list-item>
            <text:p text:style-name="P22" loext:marker-style-name="T3">Sample of a Table footnote. <text:span text:style-name="T3">(Table footnote)</text:span></text:p>
          </text:list-item>
          <text:list-item>
            <text:p text:style-name="P23"/>
          </text:list-item>
        </text:list>
        <text:list text:style-name="WW8Num7">
          <text:list-item>
            <text:p text:style-name="P15" loext:marker-style-name="T1"><text:span text:style-name="T1">Example of a figure caption. </text:span><text:span text:style-name="T5">(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p text:style-name="Text_20_body"/>
        <text:h text:style-name="Heading_20_5" text:outline-level="5"><text:span text:style-name="T1">Video Link at Youtube </text:span><text:span text:style-name="T5">(</text:span><text:span text:style-name="T18">Heading 5</text:span><text:span text:style-name="T5">)</text:span></text:h>
        <text:p text:style-name="Text_20_body">Include link of your video on YouTube in this section.</text:p>
        <text:p text:style-name="Text_20_body"/>
        <text:h text:style-name="Heading_20_5" text:outline-level="5"><text:bookmark-start text:name="_Hlk38102450"/><text:span text:style-name="T1">Acknowledgment </text:span><text:span text:style-name="T5">(</text:span><text:span text:style-name="T18">Heading 5</text:span><text:span text:style-name="T5">)</text:span></text:h>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3"><text:bookmark-end text:name="_Hlk38102450"/></text:p>
        <text:h text:style-name="P2"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list text:style-name="WW8Num6">
          <text:list-item>
            <text:p text:style-name="P18" loext:marker-style-name="T1"><draw:frame draw:style-name="fr1" draw:name="Frame2" text:anchor-type="char" svg:x="-3.7445in" svg:y="2.3417in" svg:width="3.5098in" svg:height="1.2598in" draw:z-index="0"><draw:text-box><text:p text:style-name="Text_20_body">We suggest that you use a text box to insert a graphic (which is ideally a 300 dpi resolution TIFF or EPS file with all fonts embedded) because this method is somewhat more stable than directly inserting a picture.</text:p><text:p text:style-name="Text_20_body">To have non-visible rules on your frame, use the MSWord “Format” pull-down menu, select Text Box &gt; Colors and Lines to choose No Fill and No Line.</text:p></draw:text-box></draw:frame><text:span text:style-name="T1">G. Eason, B. Noble, and I.N. Sneddon, “On certain integrals of Lipschitz-Hankel type involving products of Bessel functions,” Phil. </text:span><text:soft-page-break/><text:span text:style-name="T1">Trans. Roy. Soc. London, vol. A247, pp. 529-551, April 1955. (</text:span><text:span text:style-name="T4">references</text:span><text:span text:style-name="T1">)</text:span></text:p>
          </text:list-item>
          <text:list-item>
            <text:p text:style-name="P18" loext:marker-style-name="T1"><text:span text:style-name="T1">J. Clerk Maxwell, A Treatise on Electricity and Magnetism, 3rd ed., vol. 2. Oxford: Clarendon, 1892, pp.68-73.</text:span></text:p>
          </text:list-item>
          <text:list-item>
            <text:p text:style-name="P18" loext:marker-style-name="T1"><text:span text:style-name="T1">I.S. Jacobs and C.P. Bean, “Fine particles, thin films and exchange anisotropy,” in Magnetism, vol. III, G.T. Rado and H. Suhl, Eds. New York: Academic, 1963, pp. 271-350.</text:span></text:p>
          </text:list-item>
          <text:list-item>
            <text:p text:style-name="P18" loext:marker-style-name="T1"><text:span text:style-name="T1">K. Elissa, “Title of paper if known,” unpublished.</text:span></text:p>
          </text:list-item>
          <text:list-item>
            <text:p text:style-name="P18" loext:marker-style-name="T1"><text:span text:style-name="T1">R. Nicole, “Title of paper with only first word capitalized,” J. Name Stand. Abbrev., in press.</text:span></text:p>
          </text:list-item>
          <text:list-item>
            <text:p text:style-name="P18" loext:marker-style-name="T1"><text:span text:style-name="T1">Y. Yorozu, M. Hirano, K. Oka, and Y. Tagawa, “Electron spectroscopy studies on magneto-optical media and plastic substrate interface,” IEEE Transl. J. Magn. Japan, vol. 2, pp. 740-741, August 1987 [Digests 9th Annual Conf. Magnetics Japan, p. 301, 1982]. </text:span></text:p>
          </text:list-item>
        </text:list>
        <text:p text:style-name="P19"/>
        <text:p text:style-name="P20"/>
        <text:p text:style-name="P20">PERNYATAAN</text:p>
        <text:p text:style-name="P6">Dengan ini saya menyatakan bahwa makalah yang saya tulis ini adalah tulisan saya sendiri, bukan saduran, atau terjemahan dari makalah orang lain, dan bukan plagiasi.</text:p>
        <text:p text:style-name="P7">Bandung, 12 Juni 2024</text:p>
        <text:p text:style-name="P7">Ttd</text:p>
        <text:p text:style-name="P7">Nama dan NIM</text:p>
        <text:p text:style-name="P7"><text:s text:c="3"/></text:p>
        <text:p text:style-name="P7"/>
        <text:p text:style-name="P7"/>
        <text:p text:style-name="P21"/>
        <text:p text:style-name="P21"/>
        <text:p text:style-name="P21"/>
      </text:section>
      <text:section text:style-name="Sect3" text:name="Section3">
        <text:p text:style-name="P4"/>
        <text:p text:style-name="P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ＭＳ 明朝'" style:font-family-generic="modern"/>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font-family-asian="'MS Mincho', 'ＭＳ 明朝'" style:font-family-generic-asian="modern"/>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font-name-asian="MS Mincho" style:font-family-asian="'MS Mincho', 'ＭＳ 明朝'" style:font-family-generic-asian="modern" style:language-asian="none"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style:contextual-spacing="false" fo:text-align="start" style:justify-single-word="false" fo:keep-together="always" fo:text-indent="-0.2in" style:auto-text-indent="false" fo:keep-with-next="always">
        <style:tab-stops>
          <style:tab-stop style:position="0.2in"/>
        </style:tab-stops>
      </style:paragraph-properties>
      <style:text-properties fo:language="none" fo:country="none" fo:font-style="italic" style:font-name-asian="MS Mincho" style:font-family-asian="'MS Mincho', 'ＭＳ 明朝'" style:font-family-generic-asian="modern"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ab-stops>
          <style:tab-stop style:position="0.3752in"/>
        </style:tab-stops>
      </style:paragraph-properties>
      <style:text-properties fo:language="none" fo:country="none" fo:font-style="italic" style:font-name-asian="MS Mincho" style:font-family-asian="'MS Mincho', 'ＭＳ 明朝'" style:font-family-generic-asian="modern"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 style:position="0.5701in"/>
        </style:tab-stops>
      </style:paragraph-properties>
      <style:text-properties fo:language="none" fo:country="none" fo:font-style="italic" style:font-name-asian="MS Mincho" style:font-family-asian="'MS Mincho', 'ＭＳ 明朝'" style:font-family-generic-asian="modern"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902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7">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text-indent="0.1902in" style:auto-text-indent="false" style:writing-mode="lr-tb"/>
      <style:text-properties style:use-window-font-color="true" loext:opacity="0%"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none" style:country-asian="none"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25in" fo:margin-right="0in" fo:margin-top="0.0417in" fo:margin-bottom="0.0209in" style:contextual-spacing="false" fo:text-align="end" style:justify-single-word="false" fo:orphans="2" fo:widows="2" fo:text-indent="0in" style:auto-text-indent="false" style:writing-mode="lr-tb">
        <style:tab-stops>
          <style:tab-stop style:position="0.0201in"/>
        </style:tab-stops>
      </style:paragraph-properties>
      <style:text-properties style:use-window-font-color="true" loext:opacity="0%"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loext:opacity="1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none" fo:country="none" style:font-name-asian="MS Mincho" style:font-family-asian="'MS Mincho', 'ＭＳ 明朝'" style:font-family-generic-asian="modern" style:language-asian="none" style:country-asian="none"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moder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moder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moder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Header_20_Char" style:display-name="Header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_20_Char" style:display-name="Footer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text:style-name="WW8Num5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loext:num-list-format="%4%)"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5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loext:num-list-format="%4%)"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a" style:num-letter-sync="true">
        <style:list-level-properties text:list-level-position-and-space-mode="label-alignment" fo:text-align="end">
          <style:list-level-label-alignment text:label-followed-by="listtab" fo:text-indent="-0.25in" fo:margin-left="0.520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5in" fo:margin-bottom="0.5in" fo:margin-left="0.5098in" fo:margin-right="0.5098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1902in" fo:margin-left="0in" fo:margin-right="0in" fo:margin-top="1.1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Makalah IF2211 Strategi Algoritma, Semester II Tahun 2023/2024</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IEEE</meta:initial-creator>
    <meta:creation-date>2020-04-18T11:36:00</meta:creation-date>
    <dc:date>2024-06-11T12:43:44.938963703</dc:date>
    <meta:editing-cycles>10</meta:editing-cycles>
    <meta:editing-duration>PT30M57S</meta:editing-duration>
    <meta:generator>LibreOffice/24.2.3.2$Linux_X86_64 LibreOffice_project/420$Build-2</meta:generator>
    <meta:document-statistic meta:table-count="1" meta:image-count="0" meta:object-count="0" meta:page-count="4" meta:paragraph-count="104" meta:word-count="2484" meta:character-count="15005" meta:non-whitespace-character-count="12691"/>
  </office:meta>
</office:document-meta>
</file>